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29e8" officeooo:paragraph-rsid="000929e8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officeooo:rsid="0009c464"/>
    </style:style>
    <style:style style:name="T2" style:family="text">
      <style:text-properties officeooo:rsid="00199312"/>
    </style:style>
    <style:style style:name="T3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3cm" fo:min-width="4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302cm" fo:min-width="4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3cm" fo:min-width="4.001cm" style:run-through="foreground" style:wrap="run-through" style:number-wrapped-paragraphs="no-limit" style:vertical-pos="from-top" style:vertical-rel="paragraph" style:horizontal-pos="righ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3cm" fo:min-width="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302cm" fo:min-width="2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3cm" fo:min-width="2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name="Lik3" draw:style-name="gr2" draw:text-style-name="P3" svg:width="4.003cm" svg:height="1.303cm" svg:x="0cm" svg:y="4.3cm"><text:p text:style-name="P2"><text:span text:style-name="T3">VNOS UP. IMENA</text:span></text:p><text:p text:style-name="P2"><text:span text:style-name="T3"><text:s/></text:span><text:span text:style-name="T3">IN GESLA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Lik2" draw:style-name="gr1" draw:text-style-name="P2" svg:width="4.001cm" svg:height="1.301cm" svg:x="6.6cm" svg:y="0cm"><text:p text:style-name="P2">DOMAČA STRAN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23" draw:name="Lik4" draw:style-name="gr9" draw:text-style-name="P2" svg:x1="6.966cm" svg:y1="1.737cm" svg:x2="6.966cm" svg:y2="0.326cm"><text:p/></draw:line><draw:line text:anchor-type="paragraph" draw:z-index="24" draw:name="Lik5" draw:style-name="gr10" draw:text-style-name="P2" svg:x1="10.167cm" svg:y1="1.737cm" svg:x2="10.167cm" svg:y2="0.326cm"><text:p/></draw:line><draw:line text:anchor-type="paragraph" draw:z-index="29" draw:name="Lik9" draw:style-name="gr8" draw:text-style-name="P2" svg:x1="9.955cm" svg:y1="5.15cm" svg:x2="9.955cm" svg:y2="0.326cm"><text:p/></draw:line><draw:line text:anchor-type="paragraph" draw:z-index="32" draw:name="Lik12" draw:style-name="gr8" draw:text-style-name="P2" svg:x1="7.151cm" svg:y1="5.186cm" svg:x2="7.151cm" svg:y2="0.326cm"><text:p/></draw:line><draw:line text:anchor-type="paragraph" draw:z-index="33" draw:style-name="gr9" draw:text-style-name="P2" svg:x1="8.58cm" svg:y1="0.326cm" svg:x2="8.58cm" svg:y2="5.732cm"><text:p/></draw:line><draw:line text:anchor-type="paragraph" draw:z-index="60" draw:name="Lik24" draw:style-name="gr9" draw:text-style-name="P2" svg:x1="7.939cm" svg:y1="0.33cm" svg:x2="7.939cm" svg:y2="5.451cm"><text:p/></draw:line></text:p>
      <text:p text:style-name="P1"><draw:custom-shape text:anchor-type="paragraph" draw:z-index="0" draw:name="Lik2" draw:style-name="gr1" draw:text-style-name="P2" svg:width="4.001cm" svg:height="1.301cm" svg:x="0cm" svg:y="0.6cm"><text:p text:style-name="P2">PRIJAVA</text:p><draw:enhanced-geometry svg:viewBox="0 0 21600 21600" draw:type="rectangle" draw:enhanced-path="M 0 0 L 21600 0 21600 21600 0 21600 0 0 Z N"/></draw:custom-shape><draw:custom-shape text:anchor-type="paragraph" draw:z-index="3" draw:name="Lik2" draw:style-name="gr3" draw:text-style-name="P2" svg:width="4.001cm" svg:height="1.301cm" svg:x="12.998cm" svg:y="0.6cm"><text:p text:style-name="P2">REGISTRACIJA</text:p><draw:enhanced-geometry svg:viewBox="0 0 21600 21600" draw:type="rectangle" draw:enhanced-path="M 0 0 L 21600 0 21600 21600 0 21600 0 0 Z N"/></draw:custom-shape><draw:custom-shape text:anchor-type="paragraph" draw:z-index="4" draw:name="Lik2" draw:style-name="gr3" draw:text-style-name="P2" svg:width="4.001cm" svg:height="1.301cm" svg:x="12.998cm" svg:y="2.799cm"><text:p text:style-name="P2">IZBIRA UP. IMENA</text:p><text:p text:style-name="P2"><text:s/>IN GESLA</text:p><draw:enhanced-geometry svg:viewBox="0 0 21600 21600" draw:type="rectangle" draw:enhanced-path="M 0 0 L 21600 0 21600 21600 0 21600 0 0 Z N"/></draw:custom-shape><draw:custom-shape text:anchor-type="paragraph" draw:z-index="5" draw:name="Lik2" draw:style-name="gr4" draw:text-style-name="P2" svg:width="3.001cm" svg:height="1.301cm" svg:x="0cm" svg:y="6.399cm"><text:p text:style-name="P2">ISKALNIK</text:p><draw:enhanced-geometry svg:viewBox="0 0 21600 21600" draw:type="rectangle" draw:enhanced-path="M 0 0 L 21600 0 21600 21600 0 21600 0 0 Z N"/></draw:custom-shape><draw:custom-shape text:anchor-type="paragraph" draw:z-index="6" draw:name="Lik2" draw:style-name="gr4" draw:text-style-name="P2" svg:width="3.001cm" svg:height="1.301cm" svg:x="3.6cm" svg:y="6.399cm"><text:p text:style-name="P2">ZBIRKA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Lik2" draw:style-name="gr4" draw:text-style-name="P2" svg:width="3.001cm" svg:height="1.301cm" svg:x="7.2cm" svg:y="6.399cm"><text:p text:style-name="P2">IZVAJALEC</text:p><draw:enhanced-geometry svg:viewBox="0 0 21600 21600" draw:type="rectangle" draw:enhanced-path="M 0 0 L 21600 0 21600 21600 0 21600 0 0 Z N"/></draw:custom-shape><draw:custom-shape text:anchor-type="paragraph" draw:z-index="8" draw:name="Lik2" draw:style-name="gr4" draw:text-style-name="P2" svg:width="3.001cm" svg:height="1.301cm" svg:x="10.8cm" svg:y="6.399cm"><text:p text:style-name="P2">ŽANR</text:p><draw:enhanced-geometry svg:viewBox="0 0 21600 21600" draw:type="rectangle" draw:enhanced-path="M 0 0 L 21600 0 21600 21600 0 21600 0 0 Z N"/></draw:custom-shape><draw:custom-shape text:anchor-type="paragraph" draw:z-index="9" draw:name="Lik2" draw:style-name="gr4" draw:text-style-name="P2" svg:width="3.001cm" svg:height="1.301cm" svg:x="7.2cm" svg:y="8.5cm"><text:p text:style-name="P2">SEZNAM </text:p><text:p text:style-name="P2">IZVAJALCEV</text:p><draw:enhanced-geometry svg:viewBox="0 0 21600 21600" draw:type="rectangle" draw:enhanced-path="M 0 0 L 21600 0 21600 21600 0 21600 0 0 Z N"/></draw:custom-shape><draw:custom-shape text:anchor-type="paragraph" draw:z-index="10" draw:name="Lik2" draw:style-name="gr4" draw:text-style-name="P2" svg:width="3.001cm" svg:height="1.301cm" svg:x="10.8cm" svg:y="8.5cm"><text:p text:style-name="P2">SEZNAM</text:p><text:p text:style-name="P2">ŽANROV</text:p><draw:enhanced-geometry svg:viewBox="0 0 21600 21600" draw:type="rectangle" draw:enhanced-path="M 0 0 L 21600 0 21600 21600 0 21600 0 0 Z N"/></draw:custom-shape><draw:custom-shape text:anchor-type="paragraph" draw:z-index="11" draw:name="Lik2" draw:style-name="gr1" draw:text-style-name="P2" svg:width="4.001cm" svg:height="1.301cm" svg:x="1.799cm" svg:y="8.5cm"><text:p text:style-name="P2">SEZNAM</text:p><text:p text:style-name="P2">CD IN LP PLOŠČ</text:p><draw:enhanced-geometry svg:viewBox="0 0 21600 21600" draw:type="rectangle" draw:enhanced-path="M 0 0 L 21600 0 21600 21600 0 21600 0 0 Z N"/></draw:custom-shape><draw:custom-shape text:anchor-type="paragraph" draw:z-index="12" draw:name="Lik2" draw:style-name="gr1" draw:text-style-name="P2" svg:width="4.001cm" svg:height="1.301cm" svg:x="1.799cm" svg:y="10.599cm"><text:p text:style-name="P2">OPIS ARTIKLA</text:p><draw:enhanced-geometry svg:viewBox="0 0 21600 21600" draw:type="rectangle" draw:enhanced-path="M 0 0 L 21600 0 21600 21600 0 21600 0 0 Z N"/></draw:custom-shape><draw:custom-shape text:anchor-type="paragraph" draw:z-index="13" draw:name="Lik2" draw:style-name="gr1" draw:text-style-name="P2" svg:width="4.001cm" svg:height="1.301cm" svg:x="1.799cm" svg:y="12.7cm"><text:p text:style-name="P2">KOŠARICA</text:p><draw:enhanced-geometry svg:viewBox="0 0 21600 21600" draw:type="rectangle" draw:enhanced-path="M 0 0 L 21600 0 21600 21600 0 21600 0 0 Z N"/></draw:custom-shape><draw:custom-shape text:anchor-type="paragraph" draw:z-index="14" draw:name="Lik2" draw:style-name="gr1" draw:text-style-name="P2" svg:width="4.001cm" svg:height="1.301cm" svg:x="1.799cm" svg:y="14.801cm"><text:p text:style-name="P2">BLAGAJNA</text:p><draw:enhanced-geometry svg:viewBox="0 0 21600 21600" draw:type="rectangle" draw:enhanced-path="M 0 0 L 21600 0 21600 21600 0 21600 0 0 Z N"/></draw:custom-shape><draw:custom-shape text:anchor-type="paragraph" draw:z-index="15" draw:name="Lik2" draw:style-name="gr4" draw:text-style-name="P2" svg:width="3.001cm" svg:height="1.301cm" svg:x="14.4cm" svg:y="6.399cm"><text:p text:style-name="P2">ZDRAVO,</text:p><text:p text:style-name="P2">[up. ime]!</text:p><draw:enhanced-geometry svg:viewBox="0 0 21600 21600" draw:type="rectangle" draw:enhanced-path="M 0 0 L 21600 0 21600 21600 0 21600 0 0 Z N"/></draw:custom-shape><draw:custom-shape text:anchor-type="paragraph" draw:z-index="16" draw:name="Lik2" draw:style-name="gr4" draw:text-style-name="P2" svg:width="3.001cm" svg:height="1.301cm" svg:x="14.4cm" svg:y="6.399cm"><text:p text:style-name="P2">ZDRAVO,</text:p><text:p text:style-name="P2">[up. ime]!</text:p><draw:enhanced-geometry svg:viewBox="0 0 21600 21600" draw:type="rectangle" draw:enhanced-path="M 0 0 L 21600 0 21600 21600 0 21600 0 0 Z N"/></draw:custom-shape><draw:line text:anchor-type="paragraph" draw:z-index="21" draw:name="Lik1" draw:style-name="gr7" draw:text-style-name="P2" svg:x1="4.001cm" svg:y1="1.251cm" svg:x2="6.966cm" svg:y2="1.251cm"><text:p/></draw:line><draw:line text:anchor-type="paragraph" draw:z-index="22" draw:name="Lik1" draw:style-name="gr8" draw:text-style-name="P2" svg:x1="10.167cm" svg:y1="1.251cm" svg:x2="13cm" svg:y2="1.251cm"><text:p/></draw:line><draw:line text:anchor-type="paragraph" draw:z-index="25" draw:name="Lik6" draw:style-name="gr8" draw:text-style-name="P2" svg:x1="2cm" svg:y1="1.9cm" svg:x2="2cm" svg:y2="2.84cm"><text:p/></draw:line><draw:line text:anchor-type="paragraph" draw:z-index="26" draw:name="Lik6" draw:style-name="gr8" draw:text-style-name="P2" svg:x1="15cm" svg:y1="1.9cm" svg:x2="15cm" svg:y2="2.84cm"><text:p/></draw:line><draw:line text:anchor-type="paragraph" draw:z-index="27" draw:name="Lik7" draw:style-name="gr9" draw:text-style-name="P2" svg:x1="15cm" svg:y1="4.099cm" svg:x2="15cm" svg:y2="4.658cm"><text:p/></draw:line><draw:line text:anchor-type="paragraph" draw:z-index="28" draw:name="Lik8" draw:style-name="gr9" draw:text-style-name="P2" svg:x1="15.03cm" svg:y1="4.671cm" svg:x2="9.95cm" svg:y2="4.671cm"><text:p/></draw:line><draw:line text:anchor-type="paragraph" draw:z-index="30" draw:name="Lik10" draw:style-name="gr9" draw:text-style-name="P2" svg:x1="2cm" svg:y1="4.14cm" svg:x2="2cm" svg:y2="4.699cm"><text:p/></draw:line><draw:line text:anchor-type="paragraph" draw:z-index="31" draw:name="Lik11" draw:style-name="gr9" draw:text-style-name="P2" svg:x1="2cm" svg:y1="4.699cm" svg:x2="7.151cm" svg:y2="4.699cm"><text:p/></draw:line><draw:line text:anchor-type="paragraph" draw:z-index="34" draw:name="Lik13" draw:style-name="gr8" draw:text-style-name="P2" svg:x1="8.58cm" svg:y1="5.246cm" svg:x2="8.58cm" svg:y2="6.4cm"><text:p/></draw:line><draw:line text:anchor-type="paragraph" draw:z-index="35" draw:name="Lik14" draw:style-name="gr9" draw:text-style-name="P2" svg:x1="1.515cm" svg:y1="5.299cm" svg:x2="15.988cm" svg:y2="5.299cm"><text:p/></draw:line><draw:line text:anchor-type="paragraph" draw:z-index="36" draw:name="Lik15" draw:style-name="gr8" draw:text-style-name="P2" svg:x1="1.515cm" svg:y1="5.299cm" svg:x2="1.515cm" svg:y2="6.4cm"><text:p/></draw:line><draw:line text:anchor-type="paragraph" draw:z-index="37" draw:name="Lik15" draw:style-name="gr8" draw:text-style-name="P2" svg:x1="15.951cm" svg:y1="5.3cm" svg:x2="15.951cm" svg:y2="6.401cm"><text:p/></draw:line><draw:line text:anchor-type="paragraph" draw:z-index="38" draw:name="Lik15" draw:style-name="gr8" draw:text-style-name="P2" svg:x1="12.3cm" svg:y1="5.299cm" svg:x2="12.3cm" svg:y2="6.4cm"><text:p/></draw:line><draw:line text:anchor-type="paragraph" draw:z-index="39" draw:name="Lik15" draw:style-name="gr8" draw:text-style-name="P2" svg:x1="5.024cm" svg:y1="5.299cm" svg:x2="5.024cm" svg:y2="6.4cm"><text:p/></draw:line><draw:line text:anchor-type="paragraph" draw:z-index="40" draw:name="Lik16" draw:style-name="gr8" draw:text-style-name="P2" svg:x1="8.659cm" svg:y1="7.699cm" svg:x2="8.659cm" svg:y2="8.5cm"><text:p/></draw:line><draw:line text:anchor-type="paragraph" draw:z-index="41" draw:name="Lik16" draw:style-name="gr8" draw:text-style-name="P2" svg:x1="12.204cm" svg:y1="7.699cm" svg:x2="12.204cm" svg:y2="8.5cm"><text:p/></draw:line><draw:line text:anchor-type="paragraph" draw:z-index="42" draw:name="Lik16" draw:style-name="gr8" draw:text-style-name="P2" svg:x1="3.761cm" svg:y1="9.8cm" svg:x2="3.761cm" svg:y2="10.601cm"><text:p/></draw:line><draw:line text:anchor-type="paragraph" draw:z-index="43" draw:name="Lik16" draw:style-name="gr8" draw:text-style-name="P2" svg:x1="3.764cm" svg:y1="11.899cm" svg:x2="3.764cm" svg:y2="12.7cm"><text:p/></draw:line><draw:line text:anchor-type="paragraph" draw:z-index="44" draw:name="Lik16" draw:style-name="gr8" draw:text-style-name="P2" svg:x1="3.761cm" svg:y1="14cm" svg:x2="3.761cm" svg:y2="14.801cm"><text:p/></draw:line><draw:line text:anchor-type="paragraph" draw:z-index="46" draw:name="Lik17" draw:style-name="gr9" draw:text-style-name="P2" svg:x1="1.409cm" svg:y1="7.699cm" svg:x2="1.409cm" svg:y2="8.024cm"><text:p/></draw:line><draw:line text:anchor-type="paragraph" draw:z-index="47" draw:name="Lik17" draw:style-name="gr9" draw:text-style-name="P2" svg:x1="1.409cm" svg:y1="7.699cm" svg:x2="1.409cm" svg:y2="8.024cm"><text:p/></draw:line><draw:line text:anchor-type="paragraph" draw:z-index="48" draw:name="Lik17" draw:style-name="gr9" draw:text-style-name="P2" svg:x1="5.114cm" svg:y1="7.699cm" svg:x2="5.114cm" svg:y2="8.024cm"><text:p/></draw:line><draw:line text:anchor-type="paragraph" draw:z-index="49" draw:name="Lik18" draw:style-name="gr9" draw:text-style-name="P2" svg:x1="1.409cm" svg:y1="8.024cm" svg:x2="2.944cm" svg:y2="8.024cm"><text:p/></draw:line><draw:line text:anchor-type="paragraph" draw:z-index="50" draw:name="Lik18" draw:style-name="gr9" draw:text-style-name="P2" svg:x1="1.409cm" svg:y1="8.024cm" svg:x2="2.944cm" svg:y2="8.024cm"><text:p/></draw:line><draw:line text:anchor-type="paragraph" draw:z-index="51" draw:name="Lik18" draw:style-name="gr9" draw:text-style-name="P2" svg:x1="1.409cm" svg:y1="8.024cm" svg:x2="2.944cm" svg:y2="8.024cm"><text:p/></draw:line><draw:line text:anchor-type="paragraph" draw:z-index="52" draw:name="Lik18" draw:style-name="gr9" draw:text-style-name="P2" svg:x1="3.949cm" svg:y1="8.024cm" svg:x2="5.113cm" svg:y2="8.024cm"><text:p/></draw:line><draw:line text:anchor-type="paragraph" draw:z-index="53" draw:name="Lik19" draw:style-name="gr8" draw:text-style-name="P2" svg:x1="2.944cm" svg:y1="8.024cm" svg:x2="2.944cm" svg:y2="8.5cm"><text:p/></draw:line><draw:line text:anchor-type="paragraph" draw:z-index="54" draw:name="Lik19" draw:style-name="gr8" draw:text-style-name="P2" svg:x1="3.949cm" svg:y1="8.024cm" svg:x2="3.949cm" svg:y2="8.5cm"><text:p/></draw:line><draw:line text:anchor-type="paragraph" draw:z-index="55" draw:name="Lik20" draw:style-name="gr8" draw:text-style-name="P2" svg:x1="7.201cm" svg:y1="9.1cm" svg:x2="5.8cm" svg:y2="9.1cm"><text:p/></draw:line><draw:line text:anchor-type="paragraph" draw:z-index="56" draw:name="Lik21" draw:style-name="gr9" draw:text-style-name="P2" svg:x1="12.201cm" svg:y1="9.8cm" svg:x2="12.201cm" svg:y2="10.19cm"><text:p/></draw:line><draw:line text:anchor-type="paragraph" draw:z-index="57" draw:name="Lik22" draw:style-name="gr9" draw:text-style-name="P2" svg:x1="12.201cm" svg:y1="10.19cm" svg:x2="6.701cm" svg:y2="10.19cm"><text:p/></draw:line><draw:line text:anchor-type="paragraph" draw:z-index="58" draw:name="Lik23" draw:style-name="gr9" draw:text-style-name="P2" svg:x1="6.701cm" svg:y1="9.638cm" svg:x2="6.701cm" svg:y2="10.19cm"><text:p/></draw:line><draw:line text:anchor-type="paragraph" draw:z-index="59" draw:name="Lik20" draw:style-name="gr8" draw:text-style-name="P2" svg:x1="6.701cm" svg:y1="9.656cm" svg:x2="5.8cm" svg:y2="9.656cm"><text:p/></draw:line><draw:line text:anchor-type="paragraph" draw:z-index="61" draw:name="Lik25" draw:style-name="gr9" draw:text-style-name="P2" svg:x1="-0.443cm" svg:y1="4.955cm" svg:x2="7.944cm" svg:y2="4.955cm"><text:p/></draw:line><draw:line text:anchor-type="paragraph" draw:z-index="62" draw:style-name="gr9" draw:text-style-name="P2" svg:x1="-0.443cm" svg:y1="13.351cm" svg:x2="-0.469cm" svg:y2="4.955cm"><text:p/></draw:line><draw:line text:anchor-type="paragraph" draw:z-index="63" draw:name="Lik26" draw:style-name="gr8" draw:text-style-name="P2" svg:x1="-0.443cm" svg:y1="13.351cm" svg:x2="1.799cm" svg:y2="13.351cm"><text:p/></draw:line><draw:line text:anchor-type="paragraph" draw:z-index="64" draw:name="Lik27" draw:style-name="gr8" draw:text-style-name="P2" svg:x1="14.609cm" svg:y1="11.305cm" svg:x2="14.9cm" svg:y2="11.305cm"><text:p/></draw:line><draw:line text:anchor-type="paragraph" draw:z-index="65" draw:name="Lik27" draw:style-name="gr8" draw:text-style-name="P3" svg:x1="14.386cm" svg:y1="9.109cm" svg:x2="14.899cm" svg:y2="9.109cm"><text:p/></draw:line><draw:line text:anchor-type="paragraph" draw:z-index="66" draw:name="Lik27" draw:style-name="gr8" draw:text-style-name="P2" svg:x1="14.609cm" svg:y1="13.369cm" svg:x2="14.9cm" svg:y2="13.369cm"><text:p/></draw:line><draw:line text:anchor-type="paragraph" draw:z-index="67" draw:name="Lik27" draw:style-name="gr8" draw:text-style-name="P2" svg:x1="14.609cm" svg:y1="15.406cm" svg:x2="14.9cm" svg:y2="15.406cm"><text:p/></draw:line>reg<text:span text:style-name="T1">istriran</text:span> uporabnik<text:tab/><text:tab/><text:tab/><text:tab/><text:tab/><text:tab/><text:tab/><text:tab/> <text:s text:c="3"/><text:span text:style-name="T1">neregistriran <text:s/>uporabnik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45" draw:name="Lik16" draw:style-name="gr10" draw:text-style-name="P2" svg:x1="14.4cm" svg:y1="0.397cm" svg:x2="14.4cm" svg:y2="8.156cm"><text:p/></draw:line></text:p>
      <text:p text:style-name="P1"/>
      <text:p text:style-name="P1"><draw:custom-shape text:anchor-type="paragraph" draw:z-index="17" draw:name="Lik2" draw:style-name="gr5" draw:text-style-name="P3" svg:width="2.502cm" svg:height="1.303cm" svg:x="14.926cm" svg:y="0.206cm"><text:p text:style-name="P2"><text:span text:style-name="T3">SEZNAM </text:span></text:p><text:p text:style-name="P2"><text:span text:style-name="T3">ŽELJA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line text:anchor-type="paragraph" draw:z-index="71" draw:name="Lik29" draw:style-name="gr12" draw:text-style-name="P2" svg:x1="16.247cm" svg:y1="0.604cm" svg:x2="16.247cm" svg:y2="0.048cm"><text:p/></draw:line> <text:s text:c="11"/><text:span text:style-name="T2">izberi izdelek</text:span></text:p>
      <text:p text:style-name="P1"><draw:custom-shape text:anchor-type="paragraph" draw:z-index="18" draw:name="Lik2" draw:style-name="gr6" draw:text-style-name="P2" svg:width="2.5cm" svg:height="1.301cm" svg:x="14.926cm" svg:y="0.466cm"><text:p text:style-name="P2">ZGODOVINA</text:p><draw:enhanced-geometry svg:viewBox="0 0 21600 21600" draw:type="rectangle" draw:enhanced-path="M 0 0 L 21600 0 21600 21600 0 21600 0 0 Z N"/></draw:custom-shape><draw:line text:anchor-type="paragraph" draw:z-index="70" draw:name="Lik29" draw:style-name="gr12" draw:text-style-name="P2" svg:x1="13.36cm" svg:y1="0.599cm" svg:x2="13.36cm" svg:y2="0.079cm"><text:p/></draw:line><draw:line text:anchor-type="paragraph" draw:z-index="72" draw:name="Lik30" draw:style-name="gr12" draw:text-style-name="P2" svg:x1="16.247cm" svg:y1="0.116cm" svg:x2="13.363cm" svg:y2="0.116cm"><text:p/></draw:line></text:p>
      <text:p text:style-name="P1"><draw:line text:anchor-type="paragraph" draw:z-index="68" draw:name="Lik28" draw:style-name="gr11" draw:text-style-name="P2" svg:x1="13.364cm" svg:y1="0.118cm" svg:x2="5.8cm" svg:y2="0.118cm"><text:p/></draw:line></text:p>
      <text:p text:style-name="P1"/>
      <text:p text:style-name="P1"><draw:line text:anchor-type="paragraph" draw:z-index="69" draw:name="Lik28" draw:style-name="gr11" draw:text-style-name="P2" svg:x1="14.926cm" svg:y1="0.101cm" svg:x2="5.8cm" svg:y2="0.101cm"><text:p/></draw:line></text:p>
      <text:p text:style-name="P1"><draw:custom-shape text:anchor-type="paragraph" draw:z-index="19" draw:name="Lik2" draw:style-name="gr6" draw:text-style-name="P2" svg:width="2.5cm" svg:height="1.301cm" svg:x="14.926cm" svg:y="0.646cm"><text:p text:style-name="P2">NASTAVITVE</text:p><draw:enhanced-geometry svg:viewBox="0 0 21600 21600" draw:type="rectangle" draw:enhanced-path="M 0 0 L 21600 0 21600 21600 0 21600 0 0 Z N"/></draw:custom-shape><draw:custom-shape text:anchor-type="paragraph" draw:z-index="20" draw:name="Lik2" draw:style-name="gr6" draw:text-style-name="P2" svg:width="2.5cm" svg:height="1.301cm" svg:x="14.926cm" svg:y="2.692cm"><text:p text:style-name="P2">ODJAVA</text:p><draw:enhanced-geometry svg:viewBox="0 0 21600 21600" draw:type="rectangle" draw:enhanced-path="M 0 0 L 21600 0 21600 21600 0 21600 0 0 Z N"/></draw:custom-shape> <text:s text:c="6"/><text:span text:style-name="T2">dodaj v košari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3:49:13.072000000</meta:creation-date>
    <dc:date>2016-11-07T00:21:52.958000000</dc:date>
    <meta:editing-duration>PT1H4M58S</meta:editing-duration>
    <meta:editing-cycles>14</meta:editing-cycles>
    <meta:generator>LibreOffice/5.2.2.2$Windows_X86_64 LibreOffice_project/8f96e87c890bf8fa77463cd4b640a2312823f3ad</meta:generator>
    <meta:document-statistic meta:table-count="0" meta:image-count="0" meta:object-count="0" meta:page-count="1" meta:paragraph-count="3" meta:word-count="9" meta:character-count="106" meta:non-whitespace-character-count="69"/>
  </office:meta>
</office:document-meta>
</file>